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Department address</text:p>
          </table:table-cell>
          <table:table-cell office:value-type="string" calcext:value-type="string">
            <text:p>Acoustic</text:p>
          </table:table-cell>
          <table:table-cell office:value-type="string" calcext:value-type="string">
            <text:p>Optical</text:p>
          </table:table-cell>
          <table:table-cell office:value-type="string" calcext:value-type="string">
            <text:p>Date of fabrication</text:p>
          </table:table-cell>
          <table:table-cell office:value-type="string" calcext:value-type="string">
            <text:p>Point of contact</text:p>
          </table:table-cell>
          <table:table-cell office:value-type="string" calcext:value-type="string">
            <text:p>Referenc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HPM/LPM</text:p>
          </table:table-cell>
          <table:table-cell office:value-type="string" calcext:value-type="string">
            <text:p>Cambridge University</text:p>
          </table:table-cell>
          <table:table-cell office:value-type="string" calcext:value-type="string">
            <text:p>Cavendish Laboratory</text:p>
            <text:p> 19 J J Thomson Avenue</text:p>
            <text:p> Cambridge CB3 0HE</text:p>
            <text:p> United Kingdom</text:p>
          </table:table-cell>
          <table:table-cell table:number-columns-repeated="4"/>
          <table:table-cell office:value-type="string" calcext:value-type="string">
            <text:p>LW0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iThera Medical</text:p>
          </table:table-cell>
          <table:table-cell office:value-type="string" calcext:value-type="string">
            <text:p>Zielstattstrasse 13</text:p>
            <text:p> 81379 Munich</text:p>
            <text:p> Germany</text:p>
          </table:table-cell>
          <table:table-cell table:number-columns-repeated="4"/>
          <table:table-cell office:value-type="string" calcext:value-type="string">
            <text:p>LW02</text:p>
          </table:table-cell>
        </table:table-row>
        <table:table-row table:style-name="ro4">
          <table:table-cell office:value-type="string" calcext:value-type="string">
            <text:p>3 - Francis?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University of Twente</text:p>
          </table:table-cell>
          <table:table-cell office:value-type="string" calcext:value-type="string">
            <text:p>Faculty of Science and Technology</text:p>
            <text:p> Horst Complex ZH264</text:p>
            <text:p> P.O. Box 217</text:p>
            <text:p> 7500 AE Enschede</text:p>
            <text:p> The Netherlands</text:p>
          </table:table-cell>
          <table:table-cell table:number-columns-repeated="4"/>
          <table:table-cell office:value-type="string" calcext:value-type="string">
            <text:p>LW03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Photons+ Ultrasound Research Laboratory (PURL)</text:p>
            <text:p> King’s College London</text:p>
          </table:table-cell>
          <table:table-cell office:value-type="string" calcext:value-type="string">
            <text:p>SIE, South Wing</text:p>
            <text:p> St Thomas' Hospital</text:p>
            <text:p> Westminster Bridge Rd, South Bank</text:p>
            <text:p> London SE1 7EH</text:p>
            <text:p> United Kingdom</text:p>
          </table:table-cell>
          <table:table-cell table:number-columns-repeated="2" office:value-type="string" calcext:value-type="string">
            <text:p>excluded</text:p>
          </table:table-cell>
          <table:table-cell table:number-columns-repeated="2"/>
          <table:table-cell office:value-type="string" calcext:value-type="string">
            <text:p>LW0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The University of Texas MD Anderson Cancer Center</text:p>
          </table:table-cell>
          <table:table-cell office:value-type="string" calcext:value-type="string">
            <text:p>MDACC SCRB3</text:p>
            <text:p> 1881 East Road Unit 1902</text:p>
            <text:p> Houston, TX 77054</text:p>
            <text:p> United States</text:p>
          </table:table-cell>
          <table:table-cell table:number-columns-repeated="4"/>
          <table:table-cell office:value-type="string" calcext:value-type="string">
            <text:p>LW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Halle University</text:p>
          </table:table-cell>
          <table:table-cell office:value-type="string" calcext:value-type="string">
            <text:p>Institut für Physik</text:p>
            <text:p> Von-Danckelmann-Platz 3</text:p>
            <text:p> D-06120 Halle (Saale)</text:p>
            <text:p> Germany</text:p>
          </table:table-cell>
          <table:table-cell table:number-columns-repeated="4"/>
          <table:table-cell office:value-type="string" calcext:value-type="string">
            <text:p>LW06</text:p>
          </table:table-cell>
        </table:table-row>
        <table:table-row table:style-name="ro4">
          <table:table-cell office:value-type="string" calcext:value-type="string">
            <text:p>7 - Dantuma?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University of Twente</text:p>
          </table:table-cell>
          <table:table-cell office:value-type="string" calcext:value-type="string">
            <text:p>Technohal room 2384</text:p>
            <text:p> University of Twente</text:p>
            <text:p> Drienerlolaan 5</text:p>
            <text:p> 7522 NB Enschede</text:p>
            <text:p> The Netherlands</text:p>
          </table:table-cell>
          <table:table-cell table:number-columns-repeated="4"/>
          <table:table-cell office:value-type="string" calcext:value-type="string">
            <text:p>LW0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CYBERDYNE, INC.</text:p>
          </table:table-cell>
          <table:table-cell office:value-type="string" calcext:value-type="string">
            <text:p>CYBERDYNE, INC.</text:p>
            <text:p> 2-2-1 Gakuen-Minami, </text:p>
            <text:p> Tsukuba, Ibaraki,</text:p>
            <text:p> 305-0818 Japan</text:p>
          </table:table-cell>
          <table:table-cell table:number-columns-repeated="4"/>
          <table:table-cell office:value-type="string" calcext:value-type="string">
            <text:p>LW0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University of Science and Technology of China</text:p>
          </table:table-cell>
          <table:table-cell office:value-type="string" calcext:value-type="string">
            <text:p>BLDG Huisheng, RM 807</text:p>
            <text:p> 5089 Wangjiang West Road, Hefei,</text:p>
            <text:p> Anhui 230088</text:p>
            <text:p> China</text:p>
          </table:table-cell>
          <table:table-cell table:number-columns-repeated="4"/>
          <table:table-cell office:value-type="string" calcext:value-type="string">
            <text:p>LW0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PM</text:p>
          </table:table-cell>
          <table:table-cell office:value-type="string" calcext:value-type="string">
            <text:p>Departamento de Física/FFCLRP/ Universidade de São Paulo</text:p>
          </table:table-cell>
          <table:table-cell office:value-type="string" calcext:value-type="string">
            <text:p>Departamento de Física/FFCLRP/ Universidade de São Paulo</text:p>
            <text:p> Av.Bandeirantes,3900 Monte Alegre</text:p>
            <text:p> Ribeirão Preto - SP - Brazil</text:p>
            <text:p> CEP 14040-901</text:p>
          </table:table-cell>
          <table:table-cell table:number-columns-repeated="4"/>
          <table:table-cell office:value-type="string" calcext:value-type="string">
            <text:p>LW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LPM</text:p>
          </table:table-cell>
          <table:table-cell office:value-type="string" calcext:value-type="string">
            <text:p>School of Chemical and Biomedical Engineering, Nanyang Technological University, Singapore</text:p>
          </table:table-cell>
          <table:table-cell office:value-type="string" calcext:value-type="string">
            <text:p>School of Chemical and Biomedical Engineering</text:p>
            <text:p> 62 Nanyang Drive, N1.3-B2-11</text:p>
            <text:p> Singapore 637459</text:p>
          </table:table-cell>
          <table:table-cell table:number-columns-repeated="2" office:value-type="string" calcext:value-type="string">
            <text:p>excluded</text:p>
          </table:table-cell>
          <table:table-cell table:number-columns-repeated="2"/>
          <table:table-cell office:value-type="string" calcext:value-type="string">
            <text:p>LW1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LPM</text:p>
          </table:table-cell>
          <table:table-cell office:value-type="string" calcext:value-type="string">
            <text:p>Centre for Preclinical Imaging (CPI), University of Liverpool</text:p>
          </table:table-cell>
          <table:table-cell office:value-type="string" calcext:value-type="string">
            <text:p>Centre for Preclinical Imaging, Liverpool Shared Research Facilities</text:p>
            <text:p> Faculty of Health and Life Sciences</text:p>
            <text:p> Nuffield Building, Crown Street, University of Liverpool, Liverpool, L69 3BX</text:p>
            <text:p> United Kingdom</text:p>
          </table:table-cell>
          <table:table-cell table:number-columns-repeated="4"/>
          <table:table-cell office:value-type="string" calcext:value-type="string">
            <text:p>LW12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LPM</text:p>
          </table:table-cell>
          <table:table-cell office:value-type="string" calcext:value-type="string">
            <text:p>Erasmus University Rotterdam</text:p>
          </table:table-cell>
          <table:table-cell office:value-type="string" calcext:value-type="string">
            <text:p>Erasmus MC, Ee1902</text:p>
            <text:p> Goederenontv. (Beneden) Westzeedijk</text:p>
            <text:p> Westzeedijk 353</text:p>
            <text:p> 3015 AA – Rotterdam</text:p>
            <text:p> The Netherlands</text:p>
          </table:table-cell>
          <table:table-cell table:number-columns-repeated="4"/>
          <table:table-cell office:value-type="string" calcext:value-type="string">
            <text:p>LW13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LPM</text:p>
          </table:table-cell>
          <table:table-cell office:value-type="string" calcext:value-type="string">
            <text:p>Heidelberg University</text:p>
          </table:table-cell>
          <table:table-cell office:value-type="string" calcext:value-type="string">
            <text:p>Intelligent Medical Systems (E130)</text:p>
            <text:p> German Cancer Research Center</text:p>
            <text:p> Im Neuenheimer Feld 223</text:p>
            <text:p> 69120 Heidelberg</text:p>
            <text:p> Germany​</text:p>
          </table:table-cell>
          <table:table-cell table:number-columns-repeated="4"/>
          <table:table-cell office:value-type="string" calcext:value-type="string">
            <text:p>LW14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LPM</text:p>
          </table:table-cell>
          <table:table-cell office:value-type="string" calcext:value-type="string">
            <text:p>Technion – Israel Institute of Technology</text:p>
          </table:table-cell>
          <table:table-cell office:value-type="string" calcext:value-type="string">
            <text:p>Fishbah building</text:p>
            <text:p> Electrical Engineering Faculty</text:p>
            <text:p> Technion,</text:p>
            <text:p> Haifa 3200003</text:p>
            <text:p> Israel</text:p>
          </table:table-cell>
          <table:table-cell table:number-columns-repeated="4"/>
          <table:table-cell office:value-type="string" calcext:value-type="string">
            <text:p>LW15</text:p>
          </table:table-cell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LPM</text:p>
          </table:table-cell>
          <table:table-cell office:value-type="string" calcext:value-type="string">
            <text:p>Technical University of Munich</text:p>
          </table:table-cell>
          <table:table-cell office:value-type="string" calcext:value-type="string">
            <text:p>Technische Universität München</text:p>
            <text:p> Lehrstuhl für Biologische Bildgebung</text:p>
            <text:p> Patmaa Sridharan</text:p>
            <text:p> Ismaninger Str. 22</text:p>
            <text:p> 81675 München</text:p>
            <text:p> Germany</text:p>
          </table:table-cell>
          <table:table-cell table:number-columns-repeated="4"/>
          <table:table-cell office:value-type="string" calcext:value-type="string">
            <text:p>LW16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LPM</text:p>
          </table:table-cell>
          <table:table-cell office:value-type="string" calcext:value-type="string">
            <text:p>PhotoSound Technologies, Inc.</text:p>
          </table:table-cell>
          <table:table-cell office:value-type="string" calcext:value-type="string">
            <text:p>PhotoSound Technologies, Inc.</text:p>
            <text:p> 9511 Town Park Dr</text:p>
            <text:p> Houston, TX 77036</text:p>
            <text:p> United States</text:p>
          </table:table-cell>
          <table:table-cell table:number-columns-repeated="4"/>
          <table:table-cell office:value-type="string" calcext:value-type="string">
            <text:p>LW17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The Institute of Cancer Research</text:p>
          </table:table-cell>
          <table:table-cell office:value-type="string" calcext:value-type="string">
            <text:p>Division of Radiotherapy &amp; Imaging</text:p>
            <text:p> Centre for Cancer Imaging</text:p>
            <text:p> The Institute of Cancer Research</text:p>
            <text:p> 15 Cotswold Road, Sutton, SM2 5NG</text:p>
            <text:p> United Kingdom</text:p>
          </table:table-cell>
          <table:table-cell office:value-type="string" calcext:value-type="string">
            <text:p>missing</text:p>
          </table:table-cell>
          <table:table-cell table:number-columns-repeated="3"/>
          <table:table-cell office:value-type="string" calcext:value-type="string">
            <text:p>LW18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LPM</text:p>
          </table:table-cell>
          <table:table-cell office:value-type="string" calcext:value-type="string">
            <text:p>University of Leeds</text:p>
          </table:table-cell>
          <table:table-cell office:value-type="string" calcext:value-type="string">
            <text:p>School of Electronic and Electrical Engineering, University of Leeds</text:p>
            <text:p> Woodhouse,</text:p>
            <text:p> Leeds LS2 9JT</text:p>
            <text:p> United Kingdom</text:p>
          </table:table-cell>
          <table:table-cell office:value-type="string" calcext:value-type="string">
            <text:p>excluded</text:p>
          </table:table-cell>
          <table:table-cell table:number-columns-repeated="3"/>
          <table:table-cell office:value-type="string" calcext:value-type="string">
            <text:p>LW19</text:p>
          </table:table-cell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LPM</text:p>
          </table:table-cell>
          <table:table-cell office:value-type="string" calcext:value-type="string">
            <text:p>John Hopkins University</text:p>
          </table:table-cell>
          <table:table-cell office:value-type="string" calcext:value-type="string">
            <text:p>Department of Electrical and Computer Engineering</text:p>
            <text:p> Department of Biomedical Engineering</text:p>
            <text:p> Department of Computer Science</text:p>
            <text:p> 208 Barton Hall, 3400 N. Charles St.</text:p>
            <text:p> Baltimore, MD 21218</text:p>
          </table:table-cell>
          <table:table-cell/>
          <table:table-cell office:value-type="string" calcext:value-type="string">
            <text:p>missing</text:p>
          </table:table-cell>
          <table:table-cell table:number-columns-repeated="2"/>
          <table:table-cell office:value-type="string" calcext:value-type="string">
            <text:p>LW2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LPM (?)</text:p>
          </table:table-cell>
          <table:table-cell office:value-type="string" calcext:value-type="string">
            <text:p>CNR, Florence Italy</text:p>
          </table:table-cell>
          <table:table-cell office:value-type="string" calcext:value-type="string">
            <text:p>Institute of Applied Physics</text:p>
            <text:p>Via Madonna del Piano 10</text:p>
            <text:p>50019 Sesto Fiorentino FI</text:p>
            <text:p>Italy</text:p>
          </table:table-cell>
          <table:table-cell table:number-columns-repeated="4"/>
          <table:table-cell office:value-type="string" calcext:value-type="string">
            <text:p>LW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9T14:49:23.589486846</meta:creation-date>
    <dc:date>2025-05-19T14:58:56.529518223</dc:date>
    <meta:editing-duration>PT9M32S</meta:editing-duration>
    <meta:editing-cycles>2</meta:editing-cycles>
    <meta:generator>LibreOffice/24.8.7.2$Linux_X86_64 LibreOffice_project/f4f281f562fb585d46b0af5755dfe1eb6adc047f</meta:generator>
    <meta:document-statistic meta:table-count="1" meta:cell-count="121" meta:object-count="0"/>
  </office:meta>
</office:document-meta>
</file>